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7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4000000" calcext:value-type="float">
            <text:p>4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167" calcext:value-type="float">
            <text:p>0.167000</text:p>
          </table:table-cell>
          <table:table-cell table:style-name="ce14" table:formula="of:=[$resultados.$A13]" office:value-type="float" office:value="0.145" calcext:value-type="float">
            <text:p>0.145000</text:p>
          </table:table-cell>
          <table:table-cell table:style-name="ce14" table:formula="of:=[$resultados.$A24]" office:value-type="float" office:value="0.326" calcext:value-type="float">
            <text:p>0.326000</text:p>
          </table:table-cell>
          <table:table-cell table:style-name="ce14" table:formula="of:=[$resultados.$A35]" office:value-type="float" office:value="0.448" calcext:value-type="float">
            <text:p>0.448000</text:p>
          </table:table-cell>
          <table:table-cell table:style-name="ce14" table:formula="of:=[$resultados.$A46]" office:value-type="float" office:value="0.379" calcext:value-type="float">
            <text:p>0.379000</text:p>
          </table:table-cell>
          <table:table-cell table:style-name="ce14" table:formula="of:=[$resultados.$A57]" office:value-type="float" office:value="0.8" calcext:value-type="float">
            <text:p>0.800000</text:p>
          </table:table-cell>
          <table:table-cell table:style-name="ce14" table:formula="of:=[$resultados.$A68]" office:value-type="float" office:value="0.524" calcext:value-type="float">
            <text:p>0.524000</text:p>
          </table:table-cell>
          <table:table-cell table:style-name="ce14" table:formula="of:=[$resultados.$A79]" office:value-type="float" office:value="0.001014" calcext:value-type="float">
            <text:p>0.001014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15625" calcext:value-type="float">
            <text:p>1562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11" calcext:value-type="float">
            <text:p>0.110000</text:p>
          </table:table-cell>
          <table:table-cell table:style-name="ce14" table:formula="of:=[$resultados.$A14]" office:value-type="float" office:value="0.129" calcext:value-type="float">
            <text:p>0.129000</text:p>
          </table:table-cell>
          <table:table-cell table:style-name="ce14" table:formula="of:=[$resultados.$A25]" office:value-type="float" office:value="0.231" calcext:value-type="float">
            <text:p>0.231000</text:p>
          </table:table-cell>
          <table:table-cell table:style-name="ce14" table:formula="of:=[$resultados.$A36]" office:value-type="float" office:value="0.339" calcext:value-type="float">
            <text:p>0.339000</text:p>
          </table:table-cell>
          <table:table-cell table:style-name="ce14" table:formula="of:=[$resultados.$A47]" office:value-type="float" office:value="0.473" calcext:value-type="float">
            <text:p>0.473000</text:p>
          </table:table-cell>
          <table:table-cell table:style-name="ce14" table:formula="of:=[$resultados.$A58]" office:value-type="float" office:value="0.556" calcext:value-type="float">
            <text:p>0.556000</text:p>
          </table:table-cell>
          <table:table-cell table:style-name="ce14" table:formula="of:=[$resultados.$A69]" office:value-type="float" office:value="0.513" calcext:value-type="float">
            <text:p>0.513000</text:p>
          </table:table-cell>
          <table:table-cell table:style-name="ce14" table:formula="of:=[$resultados.$A80]" office:value-type="float" office:value="0.797" calcext:value-type="float">
            <text:p>0.797000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077" calcext:value-type="float">
            <text:p>0.077000</text:p>
          </table:table-cell>
          <table:table-cell table:style-name="ce14" table:formula="of:=[$resultados.$A15]" office:value-type="float" office:value="0.127" calcext:value-type="float">
            <text:p>0.127000</text:p>
          </table:table-cell>
          <table:table-cell table:style-name="ce14" table:formula="of:=[$resultados.$A26]" office:value-type="float" office:value="0.237" calcext:value-type="float">
            <text:p>0.237000</text:p>
          </table:table-cell>
          <table:table-cell table:style-name="ce14" table:formula="of:=[$resultados.$A37]" office:value-type="float" office:value="0.242" calcext:value-type="float">
            <text:p>0.242000</text:p>
          </table:table-cell>
          <table:table-cell table:style-name="ce14" table:formula="of:=[$resultados.$A48]" office:value-type="float" office:value="0.422" calcext:value-type="float">
            <text:p>0.422000</text:p>
          </table:table-cell>
          <table:table-cell table:style-name="ce14" table:formula="of:=[$resultados.$A59]" office:value-type="float" office:value="0.45" calcext:value-type="float">
            <text:p>0.450000</text:p>
          </table:table-cell>
          <table:table-cell table:style-name="ce14" table:formula="of:=[$resultados.$A70]" office:value-type="float" office:value="0.52" calcext:value-type="float">
            <text:p>0.520000</text:p>
          </table:table-cell>
          <table:table-cell table:style-name="ce14" table:formula="of:=[$resultados.$A81]" office:value-type="float" office:value="0.606" calcext:value-type="float">
            <text:p>0.606000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9" calcext:value-type="float">
            <text:p>0.090000</text:p>
          </table:table-cell>
          <table:table-cell table:style-name="ce14" table:formula="of:=[$resultados.$A16]" office:value-type="float" office:value="0.131" calcext:value-type="float">
            <text:p>0.131000</text:p>
          </table:table-cell>
          <table:table-cell table:style-name="ce14" table:formula="of:=[$resultados.$A27]" office:value-type="float" office:value="0.292" calcext:value-type="float">
            <text:p>0.292000</text:p>
          </table:table-cell>
          <table:table-cell table:style-name="ce14" table:formula="of:=[$resultados.$A38]" office:value-type="float" office:value="0.257" calcext:value-type="float">
            <text:p>0.257000</text:p>
          </table:table-cell>
          <table:table-cell table:style-name="ce14" table:formula="of:=[$resultados.$A49]" office:value-type="float" office:value="0.55" calcext:value-type="float">
            <text:p>0.550000</text:p>
          </table:table-cell>
          <table:table-cell table:style-name="ce14" table:formula="of:=[$resultados.$A60]" office:value-type="float" office:value="0.435" calcext:value-type="float">
            <text:p>0.435000</text:p>
          </table:table-cell>
          <table:table-cell table:style-name="ce14" table:formula="of:=[$resultados.$A71]" office:value-type="float" office:value="0.584" calcext:value-type="float">
            <text:p>0.584000</text:p>
          </table:table-cell>
          <table:table-cell table:style-name="ce14" table:formula="of:=[$resultados.$A82]" office:value-type="float" office:value="0.764" calcext:value-type="float">
            <text:p>0.764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107" calcext:value-type="float">
            <text:p>0.107000</text:p>
          </table:table-cell>
          <table:table-cell table:style-name="ce14" table:formula="of:=[$resultados.$A17]" office:value-type="float" office:value="0.246" calcext:value-type="float">
            <text:p>0.246000</text:p>
          </table:table-cell>
          <table:table-cell table:style-name="ce14" table:formula="of:=[$resultados.$A28]" office:value-type="float" office:value="0.222" calcext:value-type="float">
            <text:p>0.222000</text:p>
          </table:table-cell>
          <table:table-cell table:style-name="ce14" table:formula="of:=[$resultados.$A39]" office:value-type="float" office:value="0.265" calcext:value-type="float">
            <text:p>0.265000</text:p>
          </table:table-cell>
          <table:table-cell table:style-name="ce14" table:formula="of:=[$resultados.$A50]" office:value-type="float" office:value="0.372" calcext:value-type="float">
            <text:p>0.372000</text:p>
          </table:table-cell>
          <table:table-cell table:style-name="ce14" table:formula="of:=[$resultados.$A61]" office:value-type="float" office:value="0.345" calcext:value-type="float">
            <text:p>0.345000</text:p>
          </table:table-cell>
          <table:table-cell table:style-name="ce14" table:formula="of:=[$resultados.$A72]" office:value-type="float" office:value="0.441" calcext:value-type="float">
            <text:p>0.441000</text:p>
          </table:table-cell>
          <table:table-cell table:style-name="ce14" table:formula="of:=[$resultados.$A83]" office:value-type="float" office:value="0.657" calcext:value-type="float">
            <text:p>0.657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103" calcext:value-type="float">
            <text:p>0.103000</text:p>
          </table:table-cell>
          <table:table-cell table:style-name="ce14" table:formula="of:=[$resultados.$A18]" office:value-type="float" office:value="0.123" calcext:value-type="float">
            <text:p>0.123000</text:p>
          </table:table-cell>
          <table:table-cell table:style-name="ce14" table:formula="of:=[$resultados.$A29]" office:value-type="float" office:value="0.229" calcext:value-type="float">
            <text:p>0.229000</text:p>
          </table:table-cell>
          <table:table-cell table:style-name="ce14" table:formula="of:=[$resultados.$A40]" office:value-type="float" office:value="0.267" calcext:value-type="float">
            <text:p>0.267000</text:p>
          </table:table-cell>
          <table:table-cell table:style-name="ce14" table:formula="of:=[$resultados.$A51]" office:value-type="float" office:value="0.545" calcext:value-type="float">
            <text:p>0.545000</text:p>
          </table:table-cell>
          <table:table-cell table:style-name="ce14" table:formula="of:=[$resultados.$A62]" office:value-type="float" office:value="0.334" calcext:value-type="float">
            <text:p>0.334000</text:p>
          </table:table-cell>
          <table:table-cell table:style-name="ce14" table:formula="of:=[$resultados.$A73]" office:value-type="float" office:value="0.43" calcext:value-type="float">
            <text:p>0.430000</text:p>
          </table:table-cell>
          <table:table-cell table:style-name="ce14" table:formula="of:=[$resultados.$A84]" office:value-type="float" office:value="0.517" calcext:value-type="float">
            <text:p>0.517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8" calcext:value-type="float">
            <text:p>0.080000</text:p>
          </table:table-cell>
          <table:table-cell table:style-name="ce14" table:formula="of:=[$resultados.$A19]" office:value-type="float" office:value="0.122" calcext:value-type="float">
            <text:p>0.122000</text:p>
          </table:table-cell>
          <table:table-cell table:style-name="ce14" table:formula="of:=[$resultados.$A30]" office:value-type="float" office:value="0.226" calcext:value-type="float">
            <text:p>0.226000</text:p>
          </table:table-cell>
          <table:table-cell table:style-name="ce14" table:formula="of:=[$resultados.$A41]" office:value-type="float" office:value="0.29" calcext:value-type="float">
            <text:p>0.290000</text:p>
          </table:table-cell>
          <table:table-cell table:style-name="ce14" table:formula="of:=[$resultados.$A52]" office:value-type="float" office:value="0.327" calcext:value-type="float">
            <text:p>0.327000</text:p>
          </table:table-cell>
          <table:table-cell table:style-name="ce14" table:formula="of:=[$resultados.$A63]" office:value-type="float" office:value="0.446" calcext:value-type="float">
            <text:p>0.446000</text:p>
          </table:table-cell>
          <table:table-cell table:style-name="ce14" table:formula="of:=[$resultados.$A74]" office:value-type="float" office:value="0.574" calcext:value-type="float">
            <text:p>0.574000</text:p>
          </table:table-cell>
          <table:table-cell table:style-name="ce14" table:formula="of:=[$resultados.$A85]" office:value-type="float" office:value="0.682" calcext:value-type="float">
            <text:p>0.682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94" calcext:value-type="float">
            <text:p>0.094000</text:p>
          </table:table-cell>
          <table:table-cell table:style-name="ce14" table:formula="of:=[$resultados.$A20]" office:value-type="float" office:value="0.106" calcext:value-type="float">
            <text:p>0.106000</text:p>
          </table:table-cell>
          <table:table-cell table:style-name="ce14" table:formula="of:=[$resultados.$A31]" office:value-type="float" office:value="0.235" calcext:value-type="float">
            <text:p>0.235000</text:p>
          </table:table-cell>
          <table:table-cell table:style-name="ce14" table:formula="of:=[$resultados.$A42]" office:value-type="float" office:value="0.279" calcext:value-type="float">
            <text:p>0.279000</text:p>
          </table:table-cell>
          <table:table-cell table:style-name="ce14" table:formula="of:=[$resultados.$A53]" office:value-type="float" office:value="0.35" calcext:value-type="float">
            <text:p>0.350000</text:p>
          </table:table-cell>
          <table:table-cell table:style-name="ce14" table:formula="of:=[$resultados.$A64]" office:value-type="float" office:value="0.271" calcext:value-type="float">
            <text:p>0.271000</text:p>
          </table:table-cell>
          <table:table-cell table:style-name="ce14" table:formula="of:=[$resultados.$A75]" office:value-type="float" office:value="0.47" calcext:value-type="float">
            <text:p>0.470000</text:p>
          </table:table-cell>
          <table:table-cell table:style-name="ce14" table:formula="of:=[$resultados.$A86]" office:value-type="float" office:value="0.739" calcext:value-type="float">
            <text:p>0.739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72" calcext:value-type="float">
            <text:p>0.072000</text:p>
          </table:table-cell>
          <table:table-cell table:style-name="ce14" table:formula="of:=[$resultados.$A21]" office:value-type="float" office:value="0.204" calcext:value-type="float">
            <text:p>0.204000</text:p>
          </table:table-cell>
          <table:table-cell table:style-name="ce14" table:formula="of:=[$resultados.$A32]" office:value-type="float" office:value="0.234" calcext:value-type="float">
            <text:p>0.234000</text:p>
          </table:table-cell>
          <table:table-cell table:style-name="ce14" table:formula="of:=[$resultados.$A43]" office:value-type="float" office:value="0.23" calcext:value-type="float">
            <text:p>0.230000</text:p>
          </table:table-cell>
          <table:table-cell table:style-name="ce14" table:formula="of:=[$resultados.$A54]" office:value-type="float" office:value="0.372" calcext:value-type="float">
            <text:p>0.372000</text:p>
          </table:table-cell>
          <table:table-cell table:style-name="ce14" table:formula="of:=[$resultados.$A65]" office:value-type="float" office:value="0.554" calcext:value-type="float">
            <text:p>0.554000</text:p>
          </table:table-cell>
          <table:table-cell table:style-name="ce14" table:formula="of:=[$resultados.$A76]" office:value-type="float" office:value="0.494" calcext:value-type="float">
            <text:p>0.494000</text:p>
          </table:table-cell>
          <table:table-cell table:style-name="ce14" table:formula="of:=[$resultados.$A87]" office:value-type="float" office:value="0.744" calcext:value-type="float">
            <text:p>0.744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75" calcext:value-type="float">
            <text:p>0.075000</text:p>
          </table:table-cell>
          <table:table-cell table:style-name="ce14" table:formula="of:=[$resultados.$A22]" office:value-type="float" office:value="0.123" calcext:value-type="float">
            <text:p>0.123000</text:p>
          </table:table-cell>
          <table:table-cell table:style-name="ce14" table:formula="of:=[$resultados.$A33]" office:value-type="float" office:value="0.206" calcext:value-type="float">
            <text:p>0.206000</text:p>
          </table:table-cell>
          <table:table-cell table:style-name="ce14" table:formula="of:=[$resultados.$A44]" office:value-type="float" office:value="0.233" calcext:value-type="float">
            <text:p>0.233000</text:p>
          </table:table-cell>
          <table:table-cell table:style-name="ce14" table:formula="of:=[$resultados.$A55]" office:value-type="float" office:value="0.388" calcext:value-type="float">
            <text:p>0.388000</text:p>
          </table:table-cell>
          <table:table-cell table:style-name="ce14" table:formula="of:=[$resultados.$A66]" office:value-type="float" office:value="0.428" calcext:value-type="float">
            <text:p>0.428000</text:p>
          </table:table-cell>
          <table:table-cell table:style-name="ce14" table:formula="of:=[$resultados.$A77]" office:value-type="float" office:value="0.513" calcext:value-type="float">
            <text:p>0.513000</text:p>
          </table:table-cell>
          <table:table-cell table:style-name="ce14" table:formula="of:=[$resultados.$A88]" office:value-type="float" office:value="0.722" calcext:value-type="float">
            <text:p>0.722000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1" calcext:value-type="float">
            <text:p>0.1</text:p>
          </table:table-cell>
          <table:table-cell table:style-name="ce10" table:formula="of:=ROUND(SUM([.C5:.C14])/10;2)" office:value-type="float" office:value="0.15" calcext:value-type="float">
            <text:p>0.15</text:p>
          </table:table-cell>
          <table:table-cell table:style-name="ce10" table:formula="of:=ROUND(SUM([.D5:.D14])/10;2)" office:value-type="float" office:value="0.24" calcext:value-type="float">
            <text:p>0.24</text:p>
          </table:table-cell>
          <table:table-cell table:style-name="ce10" table:formula="of:=ROUND(SUM([.E5:.E14])/10;2)" office:value-type="float" office:value="0.29" calcext:value-type="float">
            <text:p>0.29</text:p>
          </table:table-cell>
          <table:table-cell table:style-name="ce10" table:formula="of:=ROUND(SUM([.F5:.F14])/10;2)" office:value-type="float" office:value="0.42" calcext:value-type="float">
            <text:p>0.42</text:p>
          </table:table-cell>
          <table:table-cell table:style-name="ce10" table:formula="of:=ROUND(SUM([.G5:.G14])/10;2)" office:value-type="float" office:value="0.46" calcext:value-type="float">
            <text:p>0.46</text:p>
          </table:table-cell>
          <table:table-cell table:style-name="ce10" table:formula="of:=ROUND(SUM([.H5:.H14])/10;2)" office:value-type="float" office:value="0.51" calcext:value-type="float">
            <text:p>0.51</text:p>
          </table:table-cell>
          <table:table-cell table:style-name="ce10" table:formula="of:=ROUND(SUM([.I5:.I14])/10;2)" office:value-type="float" office:value="0.62" calcext:value-type="float">
            <text:p>0.62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67" calcext:value-type="float">
            <text:p>0.67</text:p>
          </table:table-cell>
          <table:table-cell table:style-name="ce16" table:formula="of:=ROUND([.$B18]/[.D18];2)" office:value-type="float" office:value="0.42" calcext:value-type="float">
            <text:p>0.42</text:p>
          </table:table-cell>
          <table:table-cell table:style-name="ce16" table:formula="of:=ROUND([.$B18]/[.E18];2)" office:value-type="float" office:value="0.34" calcext:value-type="float">
            <text:p>0.34</text:p>
          </table:table-cell>
          <table:table-cell table:style-name="ce16" table:formula="of:=ROUND([.$B18]/[.F18];2)" office:value-type="float" office:value="0.24" calcext:value-type="float">
            <text:p>0.24</text:p>
          </table:table-cell>
          <table:table-cell table:style-name="ce16" table:formula="of:=ROUND([.$B18]/[.G18];2)" office:value-type="float" office:value="0.22" calcext:value-type="float">
            <text:p>0.22</text:p>
          </table:table-cell>
          <table:table-cell table:style-name="ce16" table:formula="of:=ROUND([.$B18]/[.H18];2)" office:value-type="float" office:value="0.2" calcext:value-type="float">
            <text:p>0.20</text:p>
          </table:table-cell>
          <table:table-cell table:style-name="ce16" table:formula="of:=ROUND([.$B18]/[.I18];2)" office:value-type="float" office:value="0.16" calcext:value-type="float">
            <text:p>0.16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40" calcext:value-type="float">
            <text:p>40</text:p>
          </table:table-cell>
          <table:table-cell table:style-name="ce17" table:formula="of:=ROUND(([.$I$2]*[.$L$2])/(([.C18])*1000*1000*1000);3)" office:value-type="float" office:value="26.667" calcext:value-type="float">
            <text:p>26.667</text:p>
          </table:table-cell>
          <table:table-cell table:style-name="ce17" table:formula="of:=ROUND(([.$I$2]*[.$L$2])/(([.D18])*1000*1000*1000);3)" office:value-type="float" office:value="16.667" calcext:value-type="float">
            <text:p>16.667</text:p>
          </table:table-cell>
          <table:table-cell table:style-name="ce17" table:formula="of:=ROUND(([.$I$2]*[.$L$2])/(([.E18])*1000*1000*1000);3)" office:value-type="float" office:value="13.793" calcext:value-type="float">
            <text:p>13.793</text:p>
          </table:table-cell>
          <table:table-cell table:style-name="ce17" table:formula="of:=ROUND(([.$I$2]*[.$L$2])/(([.F18])*1000*1000*1000);3)" office:value-type="float" office:value="9.524" calcext:value-type="float">
            <text:p>9.524</text:p>
          </table:table-cell>
          <table:table-cell table:style-name="ce17" table:formula="of:=ROUND(([.$I$2]*[.$L$2])/(([.G18])*1000*1000*1000);3)" office:value-type="float" office:value="8.696" calcext:value-type="float">
            <text:p>8.696</text:p>
          </table:table-cell>
          <table:table-cell table:style-name="ce17" table:formula="of:=ROUND(([.$I$2]*[.$L$2])/(([.H18])*1000*1000*1000);3)" office:value-type="float" office:value="7.843" calcext:value-type="float">
            <text:p>7.843</text:p>
          </table:table-cell>
          <table:table-cell table:style-name="ce17" table:formula="of:=ROUND(([.$I$2]*[.$L$2])/(([.I18])*1000*1000*1000);3)" office:value-type="float" office:value="6.452" calcext:value-type="float">
            <text:p>6.452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67" calcext:value-type="float">
            <text:p>0.67</text:p>
          </table:table-cell>
          <table:table-cell table:style-name="ce16" table:formula="of:=[.D19]" office:value-type="float" office:value="0.42" calcext:value-type="float">
            <text:p>0.42</text:p>
          </table:table-cell>
          <table:table-cell table:style-name="ce16" table:formula="of:=[.E19]" office:value-type="float" office:value="0.34" calcext:value-type="float">
            <text:p>0.34</text:p>
          </table:table-cell>
          <table:table-cell table:style-name="ce16" table:formula="of:=[.F19]" office:value-type="float" office:value="0.24" calcext:value-type="float">
            <text:p>0.24</text:p>
          </table:table-cell>
          <table:table-cell table:style-name="ce16" table:formula="of:=[.G19]" office:value-type="float" office:value="0.22" calcext:value-type="float">
            <text:p>0.22</text:p>
          </table:table-cell>
          <table:table-cell table:style-name="ce16" table:formula="of:=[.H19]" office:value-type="float" office:value="0.2" calcext:value-type="float">
            <text:p>0.20</text:p>
          </table:table-cell>
          <table:table-cell table:style-name="ce16" table:formula="of:=[.I19]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1" office:value-type="float" office:value="0.167" calcext:value-type="float">
            <text:p>0.167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1" calcext:value-type="float">
            <text:p>0.110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77" calcext:value-type="float">
            <text:p>0.077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9" calcext:value-type="float">
            <text:p>0.090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07" calcext:value-type="float">
            <text:p>0.107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03" calcext:value-type="float">
            <text:p>0.103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8" calcext:value-type="float">
            <text:p>0.080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94" calcext:value-type="float">
            <text:p>0.094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72" calcext:value-type="float">
            <text:p>0.072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2" office:value-type="float" office:value="0.075" calcext:value-type="float">
            <text:p>0.075</text:p>
          </table:table-cell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145" calcext:value-type="float">
            <text:p>0.14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9" calcext:value-type="float">
            <text:p>0.12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7" calcext:value-type="float">
            <text:p>0.12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31" calcext:value-type="float">
            <text:p>0.13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46" calcext:value-type="float">
            <text:p>0.24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3" calcext:value-type="float">
            <text:p>0.12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2" calcext:value-type="float">
            <text:p>0.12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06" calcext:value-type="float">
            <text:p>0.10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04" calcext:value-type="float">
            <text:p>0.20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3" calcext:value-type="float">
            <text:p>0.12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326" calcext:value-type="float">
            <text:p>0.32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1" calcext:value-type="float">
            <text:p>0.23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7" calcext:value-type="float">
            <text:p>0.237</text:p>
          </table:table-cell>
          <table:table-cell table:style-name="ce12" table:formula="of:=SUM([.A24:.A33])" office:value-type="float" office:value="2.438" calcext:value-type="float">
            <text:p>2.44</text:p>
          </table:table-cell>
          <table:table-cell table:number-columns-repeated="7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92" calcext:value-type="float">
            <text:p>0.29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2" calcext:value-type="float">
            <text:p>0.22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9" calcext:value-type="float">
            <text:p>0.22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6" calcext:value-type="float">
            <text:p>0.22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5" calcext:value-type="float">
            <text:p>0.23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4" calcext:value-type="float">
            <text:p>0.23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06" calcext:value-type="float">
            <text:p>0.20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448" calcext:value-type="float">
            <text:p>0.44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39" calcext:value-type="float">
            <text:p>0.33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42" calcext:value-type="float">
            <text:p>0.24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57" calcext:value-type="float">
            <text:p>0.25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65" calcext:value-type="float">
            <text:p>0.26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67" calcext:value-type="float">
            <text:p>0.26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9" calcext:value-type="float">
            <text:p>0.2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79" calcext:value-type="float">
            <text:p>0.27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" calcext:value-type="float">
            <text:p>0.2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3" calcext:value-type="float">
            <text:p>0.23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379" calcext:value-type="float">
            <text:p>0.37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73" calcext:value-type="float">
            <text:p>0.47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22" calcext:value-type="float">
            <text:p>0.42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5" calcext:value-type="float">
            <text:p>0.5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72" calcext:value-type="float">
            <text:p>0.37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45" calcext:value-type="float">
            <text:p>0.54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27" calcext:value-type="float">
            <text:p>0.32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5" calcext:value-type="float">
            <text:p>0.3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72" calcext:value-type="float">
            <text:p>0.37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88" calcext:value-type="float">
            <text:p>0.38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8" calcext:value-type="float">
            <text:p>0.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56" calcext:value-type="float">
            <text:p>0.55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5" calcext:value-type="float">
            <text:p>0.4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35" calcext:value-type="float">
            <text:p>0.43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45" calcext:value-type="float">
            <text:p>0.34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34" calcext:value-type="float">
            <text:p>0.33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46" calcext:value-type="float">
            <text:p>0.44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71" calcext:value-type="float">
            <text:p>0.27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54" calcext:value-type="float">
            <text:p>0.55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28" calcext:value-type="float">
            <text:p>0.42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524" calcext:value-type="float">
            <text:p>0.52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3" calcext:value-type="float">
            <text:p>0.51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2" calcext:value-type="float">
            <text:p>0.5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84" calcext:value-type="float">
            <text:p>0.58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41" calcext:value-type="float">
            <text:p>0.44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3" calcext:value-type="float">
            <text:p>0.4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74" calcext:value-type="float">
            <text:p>0.57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7" calcext:value-type="float">
            <text:p>0.4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94" calcext:value-type="float">
            <text:p>0.49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3" calcext:value-type="float">
            <text:p>0.51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6"/>
          <table:table-cell table:number-columns-repeated="1014"/>
        </table:table-row>
        <table:table-row table:style-name="ro1">
          <table:table-cell table:style-name="ce34" office:value-type="float" office:value="0.001014" calcext:value-type="float">
            <text:p>0</text:p>
          </table:table-cell>
          <table:table-cell table:number-columns-repeated="8"/>
          <table:table-cell table:style-name="ce34"/>
          <table:table-cell table:number-columns-repeated="1014"/>
        </table:table-row>
        <table:table-row table:style-name="ro1">
          <table:table-cell table:style-name="ce33" office:value-type="float" office:value="0.797" calcext:value-type="float">
            <text:p>0.79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06" calcext:value-type="float">
            <text:p>0.60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64" calcext:value-type="float">
            <text:p>0.76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57" calcext:value-type="float">
            <text:p>0.65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7" calcext:value-type="float">
            <text:p>0.51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82" calcext:value-type="float">
            <text:p>0.68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39" calcext:value-type="float">
            <text:p>0.73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44" calcext:value-type="float">
            <text:p>0.74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22" calcext:value-type="float">
            <text:p>0.72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string" calcext:value-type="string">
            <text:p>Topologia do processador obtida com o programa lstopo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 table:style-name="ce38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lstopo topology.pdf</text:p>
          </table:table-cell>
          <table:table-cell table:style-name="ce37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40" office:value-type="string" calcext:value-type="string">
            <text:p>Para </text:p>
          </table:table-cell>
          <table:table-cell table:style-name="ce43" table:formula="of:=[$resultados.E1]" office:value-type="float" office:value="4000000" calcext:value-type="float">
            <text:p>4000000</text:p>
          </table:table-cell>
          <table:table-cell table:style-name="ce41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9]/[.B4]" office:value-type="float" office:value="1.00085984522786" calcext:value-type="float">
            <text:p>1.001</text:p>
          </table:table-cell>
          <table:table-cell table:style-name="ce44" table:formula="of:=[.C9]/[.C4]" office:value-type="float" office:value="1.03924221921516" calcext:value-type="float">
            <text:p>1.039</text:p>
          </table:table-cell>
          <table:table-cell table:style-name="ce44" table:formula="of:=[.D9]/[.D4]" office:value-type="float" office:value="1.02820596917022" calcext:value-type="float">
            <text:p>1.028</text:p>
          </table:table-cell>
          <table:table-cell table:style-name="ce44" table:formula="of:=[.E9]/[.E4]" office:value-type="float" office:value="1.02098584675451" calcext:value-type="float">
            <text:p>1.021</text:p>
          </table:table-cell>
          <table:table-cell table:style-name="ce44" table:formula="of:=[.F9]/[.F4]" office:value-type="float" office:value="1.02573747772718" calcext:value-type="float">
            <text:p>1.026</text:p>
          </table:table-cell>
          <table:table-cell table:style-name="ce44" table:formula="of:=[.G9]/[.G4]" office:value-type="float" office:value="1.03684299476086" calcext:value-type="float">
            <text:p>1.037</text:p>
          </table:table-cell>
          <table:table-cell table:style-name="ce44" table:formula="of:=[.H9]/[.H4]" office:value-type="float" office:value="1.04202056325436" calcext:value-type="float">
            <text:p>1.042</text:p>
          </table:table-cell>
          <table:table-cell table:style-name="ce44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0" office:value-type="string" calcext:value-type="string">
            <text:p>Para </text:p>
          </table:table-cell>
          <table:table-cell table:style-name="ce43" office:value-type="string" calcext:value-type="string">
            <text:p>500mil</text:p>
          </table:table-cell>
          <table:table-cell table:style-name="ce41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 ...segue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41"/>
          <table:table-cell table:style-name="ce43"/>
          <table:table-cell table:style-name="ce41" table:number-columns-repeated="7"/>
          <table:table-cell/>
          <table:table-cell table:style-name="ce41" table:number-columns-repeated="4"/>
          <table:table-cell table:number-columns-repeated="1010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24]/[.B19]" office:value-type="float" office:value="1.0025817555938" calcext:value-type="float">
            <text:p>1.003</text:p>
          </table:table-cell>
          <table:table-cell table:style-name="ce44" table:formula="of:=[.C24]/[.C19]" office:value-type="float" office:value="1.42085427135678" calcext:value-type="float">
            <text:p>1.421</text:p>
          </table:table-cell>
          <table:table-cell table:style-name="ce44" table:formula="of:=[.D24]/[.D19]" office:value-type="float" office:value="1.3170626349892" calcext:value-type="float">
            <text:p>1.317</text:p>
          </table:table-cell>
          <table:table-cell table:style-name="ce44" table:formula="of:=[.E24]/[.E19]" office:value-type="float" office:value="1.40292275574113" calcext:value-type="float">
            <text:p>1.403</text:p>
          </table:table-cell>
          <table:table-cell table:style-name="ce44" table:formula="of:=[.F24]/[.F19]" office:value-type="float" office:value="1.60774024270253" calcext:value-type="float">
            <text:p>1.608</text:p>
          </table:table-cell>
          <table:table-cell table:style-name="ce44" table:formula="of:=[.G24]/[.G19]" office:value-type="float" office:value="1.81824" calcext:value-type="float">
            <text:p>1.818</text:p>
          </table:table-cell>
          <table:table-cell table:style-name="ce44" table:formula="of:=[.H24]/[.H19]" office:value-type="float" office:value="2.09079201545396" calcext:value-type="float">
            <text:p>2.091</text:p>
          </table:table-cell>
          <table:table-cell table:style-name="ce44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1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1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357cm" chart:style-name="ch7">
              <text:p>Tempo médio (m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1">
                <text:p>0.1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6">
                <text:p>0.4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356cm" svg:y="2.219cm" svg:width="8.121cm" svg:height="4.722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40">
                <text:p>40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667">
                <text:p>26.6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667">
                <text:p>16.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793">
                <text:p>13.79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524">
                <text:p>9.5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696">
                <text:p>8.69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843">
                <text:p>7.8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52">
                <text:p>6.452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